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886" officeooo:paragraph-rsid="000338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2:14:57.741760547</meta:creation-date>
    <dc:date>2015-10-29T12:16:17.06527804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